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de" fo:country="DE" style:text-underline-style="solid" style:text-underline-width="auto" style:text-underline-color="font-color" officeooo:rsid="0019a050" officeooo:paragraph-rsid="0019a050" style:font-size-asian="20pt" style:language-asian="zxx" style:country-asian="none" style:font-size-complex="20pt" style:language-complex="zxx" style:country-complex="none"/>
    </style:style>
    <style:style style:name="P2" style:family="paragraph" style:parent-style-name="Standard">
      <style:paragraph-properties fo:text-align="start" style:justify-single-word="false"/>
      <style:text-properties fo:font-size="12pt" fo:language="de" fo:country="DE" style:text-underline-style="none" officeooo:rsid="0019a050" officeooo:paragraph-rsid="0019a050" style:font-size-asian="10.5pt" style:language-asian="zxx" style:country-asian="none" style:font-size-complex="12pt" style:language-complex="zxx" style:country-complex="none"/>
    </style:style>
    <style:style style:name="P3" style:family="paragraph" style:parent-style-name="Standard">
      <style:paragraph-properties fo:text-align="start" style:justify-single-word="false"/>
      <style:text-properties fo:font-size="12pt" fo:language="de" fo:country="DE" style:text-underline-style="none" officeooo:rsid="0019a050" officeooo:paragraph-rsid="00246c6b" style:font-size-asian="10.5pt" style:language-asian="zxx" style:country-asian="none" style:font-size-complex="12pt" style:language-complex="zxx" style:country-complex="none"/>
    </style:style>
    <style:style style:name="P4" style:family="paragraph" style:parent-style-name="Standard">
      <style:paragraph-properties fo:text-align="start" style:justify-single-word="false"/>
      <style:text-properties fo:font-size="12pt" fo:language="de" fo:country="DE" style:text-underline-style="none" officeooo:rsid="001ae82c" officeooo:paragraph-rsid="001ae82c" style:font-size-asian="10.5pt" style:language-asian="zxx" style:country-asian="none" style:font-size-complex="12pt" style:language-complex="zxx" style:country-complex="none"/>
    </style:style>
    <style:style style:name="P5" style:family="paragraph" style:parent-style-name="Standard">
      <style:paragraph-properties fo:text-align="start" style:justify-single-word="false"/>
      <style:text-properties fo:font-size="12pt" fo:language="de" fo:country="DE" style:text-underline-style="none" officeooo:rsid="001c406b" officeooo:paragraph-rsid="001c406b" style:font-size-asian="10.5pt" style:language-asian="zxx" style:country-asian="none" style:font-size-complex="12pt" style:language-complex="zxx" style:country-complex="none"/>
    </style:style>
    <style:style style:name="P6" style:family="paragraph" style:parent-style-name="Standard">
      <style:paragraph-properties fo:text-align="start" style:justify-single-word="false"/>
      <style:text-properties fo:font-size="12pt" fo:language="de" fo:country="DE" style:text-underline-style="none" officeooo:rsid="001ec19a" officeooo:paragraph-rsid="001c406b" style:font-size-asian="10.5pt" style:language-asian="zxx" style:country-asian="none" style:font-size-complex="12pt" style:language-complex="zxx" style:country-complex="none"/>
    </style:style>
    <style:style style:name="P7" style:family="paragraph" style:parent-style-name="Standard">
      <style:paragraph-properties fo:text-align="start" style:justify-single-word="false"/>
      <style:text-properties fo:font-size="12pt" fo:language="de" fo:country="DE" style:text-underline-style="none" officeooo:rsid="001ec19a" officeooo:paragraph-rsid="001ec19a" style:font-size-asian="10.5pt" style:language-asian="zxx" style:country-asian="none" style:font-size-complex="12pt" style:language-complex="zxx" style:country-complex="none"/>
    </style:style>
    <style:style style:name="P8" style:family="paragraph" style:parent-style-name="Standard">
      <style:paragraph-properties fo:text-align="start" style:justify-single-word="false"/>
      <style:text-properties fo:font-size="12pt" fo:language="de" fo:country="DE" style:text-underline-style="none" officeooo:rsid="0020b3ff" officeooo:paragraph-rsid="0020b3ff" style:font-size-asian="10.5pt" style:language-asian="zxx" style:country-asian="none" style:font-size-complex="12pt" style:language-complex="zxx" style:country-complex="none"/>
    </style:style>
    <style:style style:name="P9" style:family="paragraph" style:parent-style-name="Standard">
      <style:paragraph-properties fo:text-align="start" style:justify-single-word="false"/>
      <style:text-properties fo:font-size="12pt" fo:language="de" fo:country="DE" style:text-underline-style="none" officeooo:rsid="00223d36" officeooo:paragraph-rsid="00223d36" style:font-size-asian="10.5pt" style:language-asian="zxx" style:country-asian="none" style:font-size-complex="12pt" style:language-complex="zxx" style:country-complex="none"/>
    </style:style>
    <style:style style:name="P10" style:family="paragraph" style:parent-style-name="Standard">
      <style:paragraph-properties fo:text-align="start" style:justify-single-word="false"/>
      <style:text-properties fo:font-size="18pt" fo:language="de" fo:country="DE" style:text-underline-style="solid" style:text-underline-width="auto" style:text-underline-color="font-color" officeooo:rsid="0019a050" officeooo:paragraph-rsid="0019a050" style:font-size-asian="18pt" style:language-asian="zxx" style:country-asian="none" style:font-size-complex="18pt" style:language-complex="zxx" style:country-complex="none"/>
    </style:style>
    <style:style style:name="P11" style:family="paragraph" style:parent-style-name="Standard">
      <style:paragraph-properties fo:text-align="start" style:justify-single-word="false"/>
      <style:text-properties fo:font-size="18pt" fo:language="de" fo:country="DE" style:text-underline-style="solid" style:text-underline-width="auto" style:text-underline-color="font-color" officeooo:rsid="001ae82c" officeooo:paragraph-rsid="001ae82c" style:font-size-asian="18pt" style:language-asian="zxx" style:country-asian="none" style:font-size-complex="18pt" style:language-complex="zxx" style:country-complex="none"/>
    </style:style>
    <style:style style:name="P12" style:family="paragraph" style:parent-style-name="Standard">
      <style:paragraph-properties fo:text-align="start" style:justify-single-word="false"/>
      <style:text-properties fo:font-size="18pt" fo:language="de" fo:country="DE" style:text-underline-style="solid" style:text-underline-width="auto" style:text-underline-color="font-color" officeooo:rsid="001c406b" officeooo:paragraph-rsid="001c406b" style:font-size-asian="18pt" style:language-asian="zxx" style:country-asian="none" style:font-size-complex="18pt" style:language-complex="zxx" style:country-complex="none"/>
    </style:style>
    <style:style style:name="P13" style:family="paragraph" style:parent-style-name="Standard">
      <style:paragraph-properties fo:text-align="start" style:justify-single-word="false"/>
      <style:text-properties fo:font-size="18pt" fo:language="de" fo:country="DE" style:text-underline-style="solid" style:text-underline-width="auto" style:text-underline-color="font-color" officeooo:rsid="001ec19a" officeooo:paragraph-rsid="001ec19a" style:font-size-asian="18pt" style:language-asian="zxx" style:country-asian="none" style:font-size-complex="18pt" style:language-complex="zxx" style:country-complex="none"/>
    </style:style>
    <style:style style:name="T1" style:family="text">
      <style:text-properties fo:font-size="12pt" fo:language="de" fo:country="DE" style:text-underline-style="none" officeooo:rsid="0019a050" style:font-size-asian="10.5pt" style:language-asian="zxx" style:country-asian="none" style:font-size-complex="12pt" style:language-complex="zxx" style:country-complex="none"/>
    </style:style>
    <style:style style:name="T2" style:family="text">
      <style:text-properties officeooo:rsid="0019cd25"/>
    </style:style>
    <style:style style:name="T3" style:family="text">
      <style:text-properties officeooo:rsid="001d8dad"/>
    </style:style>
    <style:style style:name="T4" style:family="text">
      <style:text-properties officeooo:rsid="0020b3ff"/>
    </style:style>
    <style:style style:name="T5" style:family="text">
      <style:text-properties officeooo:rsid="0024635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nenpolitik BRD</text:p>
      <text:p text:style-name="P2"/>
      <text:p text:style-name="P10">Freiheit:</text:p>
      <text:p text:style-name="P2">- Vorbehaltsrechte der Alliierten mindern =&gt; Hintergrund: Kontrolle durch Alliierte seit 12.05.1949</text:p>
      <text:p text:style-name="P2">- Einfluss auf Außen-/Innenpolitik</text:p>
      <text:p text:style-name="P2">- Sonderbefugnisse der Alliierten =&gt; Sicherheit gefährdet/Aufrechterhaltung der Demokratie</text:p>
      <text:p text:style-name="P2"/>
      <text:p text:style-name="P10">Frieden:</text:p>
      <text:p text:style-name="P2">- Aussöhnung mit Frankreich nach beiden Weltkriegen</text:p>
      <text:p text:style-name="P2">- Bekämpfen von Radikalen (Rechte/Linke)</text:p>
      <text:p text:style-name="P2"/>
      <text:p text:style-name="P10">Einheit:</text:p>
      <text:p text:style-name="P2">- bürgerliche Koalition <text:span text:style-name="T2">von Konrad Adenauer</text:span></text:p>
      <text:p text:style-name="P4">=&gt; übernationale,europäische Integration</text:p>
      <text:p text:style-name="P4">=&gt; Selbstbestimmungsrecht =&gt; Pflicht zur Wiedervereinigung <text:span text:style-name="T3">mit „Brüdern und Schwestern“ im Osten</text:span></text:p>
      <text:p text:style-name="P4"/>
      <text:p text:style-name="P11">Antikommunismus:</text:p>
      <text:p text:style-name="P4">- politische Grundhaltung gegen den Kommunismus</text:p>
      <text:p text:style-name="P4">- oder Ideologien dieser Art</text:p>
      <text:p text:style-name="P4">=&gt; deutlich durch Verbot der KPD (Kommunistische Partei Deutschlands)</text:p>
      <text:p text:style-name="P4"/>
      <text:p text:style-name="P12">Kanzlerdemokratie:</text:p>
      <text:p text:style-name="P5">- Bundeskanzler hat starke Stellung</text:p>
      <text:p text:style-name="P5">- Konrad Adenauer versuchte Ziele energisch umzusetzen =&gt; Kanzlerdemokratie</text:p>
      <text:p text:style-name="P6"/>
      <text:p text:style-name="P13">Demokratie als neue Herrschaftsform:</text:p>
      <text:p text:style-name="P7">- <text:span text:style-name="T4">Demokratie in Weimarer Republik gescheitert =&gt; Beamte trauerten Kaiserzeit nach</text:span></text:p>
      <text:p text:style-name="P9">- Volk für so große Veränderung noch nicht bereit</text:p>
      <text:p text:style-name="P8">- Demokratie in BRD nicht gescheitert =&gt; Alliierten ließen keine andere Herrschaftsform zu, durch Hitlerdiktatur bereit für Veränderung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Objekt_20_mit_20_Pfeilspitze" style:display-name="Objekt mit Pfeilspitz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mit_20_Schatten" style:display-name="Objekt mit Schatten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" style:display-name="Objekt ohne Füllung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körper_20_Blocksatz" style:display-name="Textkörper Blocksatz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1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2" style:family="paragraph" style:parent-style-name="Standard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1" style:family="paragraph" style:parent-style-name="Standard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2" style:family="paragraph" style:parent-style-name="Standard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ßlini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Arial1" fo:font-family="Arial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Gliederung_20_1" style:display-name="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Gliederung_20_2" style:display-name="Gliederung 2" style:family="paragraph" style:parent-style-name="Gliederung_20_1" style:default-outline-level="">
      <style:paragraph-properties fo:margin-left="0cm" fo:margin-right="0cm" fo:margin-top="0cm" fo:margin-bottom="0.4cm" loext:contextual-spacing="false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Gliederung_20_3" style:display-name="Gliederung 3" style:family="paragraph" style:parent-style-name="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Gliederung_20_4" style:display-name="Gliederung 4" style:family="paragraph" style:parent-style-name="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Gliederung_20_5" style:display-name="Gliederung 5" style:family="paragraph" style:parent-style-name="Gliederung_20_4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Gliederung_20_6" style:display-name="Gliederung 6" style:family="paragraph" style:parent-style-name="Gliederung_20_5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Gliederung_20_7" style:display-name="Gliederung 7" style:family="paragraph" style:parent-style-name="Gliederung_20_6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Gliederung_20_8" style:display-name="Gliederung 8" style:family="paragraph" style:parent-style-name="Gliederung_20_7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9" style:display-name="Gliederung 9" style:family="paragraph" style:parent-style-name="Gliederung_20_8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Gliederung_20_1" style:display-name="Inspiration~LT~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nspiration_7e_LT_7e_Gliederung_20_2" style:display-name="Inspiration~LT~Gliederung 2" style:family="paragraph" style:parent-style-name="Inspiration_7e_LT_7e_Gliederung_20_1" style:default-outline-level="">
      <style:paragraph-properties fo:margin-left="0cm" fo:margin-right="0cm" fo:margin-top="0cm" fo:margin-bottom="0.4cm" loext:contextual-spacing="false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3" style:display-name="Inspiration~LT~Gliederung 3" style:family="paragraph" style:parent-style-name="Inspiration_7e_LT_7e_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4" style:display-name="Inspiration~LT~Gliederung 4" style:family="paragraph" style:parent-style-name="Inspiration_7e_LT_7e_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5" style:display-name="Inspiration~LT~Gliederung 5" style:family="paragraph" style:parent-style-name="Inspiration_7e_LT_7e_Gliederung_20_4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6" style:display-name="Inspiration~LT~Gliederung 6" style:family="paragraph" style:parent-style-name="Inspiration_7e_LT_7e_Gliederung_20_5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7" style:display-name="Inspiration~LT~Gliederung 7" style:family="paragraph" style:parent-style-name="Inspiration_7e_LT_7e_Gliederung_20_6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8" style:display-name="Inspiration~LT~Gliederung 8" style:family="paragraph" style:parent-style-name="Inspiration_7e_LT_7e_Gliederung_20_7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Gliederung_20_9" style:display-name="Inspiration~LT~Gliederung 9" style:family="paragraph" style:parent-style-name="Inspiration_7e_LT_7e_Gliederung_20_8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Titel" style:display-name="Inspiration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nspiration_7e_LT_7e_Untertitel" style:display-name="Inspiration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nspiration_7e_LT_7e_Notizen" style:display-name="Inspiration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nspiration_7e_LT_7e_Hintergrundobjekte" style:display-name="Inspiration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spiration_7e_LT_7e_Hintergrund" style:display-name="Inspiration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3M7S</meta:editing-duration>
    <meta:editing-cycles>13</meta:editing-cycles>
    <meta:generator>LibreOffice/5.3.7.2$Windows_X86_64 LibreOffice_project/6b8ed514a9f8b44d37a1b96673cbbdd077e24059</meta:generator>
    <dc:date>2018-01-15T15:49:18.981000000</dc:date>
    <meta:document-statistic meta:table-count="0" meta:image-count="0" meta:object-count="0" meta:page-count="1" meta:paragraph-count="23" meta:word-count="141" meta:character-count="1125" meta:non-whitespace-character-count="1007"/>
    <meta:user-defined meta:name="Info 1"/>
    <meta:user-defined meta:name="Info 2"/>
    <meta:user-defined meta:name="Info 3"/>
    <meta:user-defined meta:name="Info 4"/>
  </office:meta>
</office:document-meta>
</file>